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948c" officeooo:paragraph-rsid="0005948c"/>
    </style:style>
    <style:style style:name="P2" style:family="paragraph" style:parent-style-name="Standard">
      <style:text-properties fo:font-weight="bold" officeooo:rsid="0005948c" officeooo:paragraph-rsid="0005948c" style:font-weight-asian="bold" style:font-weight-complex="bold"/>
    </style:style>
    <style:style style:name="P3" style:family="paragraph" style:parent-style-name="Standard">
      <style:text-properties fo:font-weight="bold" officeooo:rsid="0003bfea" officeooo:paragraph-rsid="0003bfe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948c" officeooo:paragraph-rsid="0005948c" style:font-weight-asian="bold" style:font-weight-complex="bold"/>
    </style:style>
    <style:style style:name="P5" style:family="paragraph" style:parent-style-name="Standard" style:list-style-name="L1">
      <style:text-properties officeooo:rsid="0005948c" officeooo:paragraph-rsid="0005948c"/>
    </style:style>
    <style:style style:name="P6" style:family="paragraph" style:parent-style-name="Standard" style:list-style-name="L2">
      <style:text-properties officeooo:rsid="0005948c" officeooo:paragraph-rsid="0005948c"/>
    </style:style>
    <style:style style:name="P7" style:family="paragraph" style:parent-style-name="Standard" style:list-style-name="L2">
      <style:text-properties officeooo:rsid="0003bfea" officeooo:paragraph-rsid="0003bfea"/>
    </style:style>
    <style:style style:name="P8" style:family="paragraph" style:parent-style-name="Standard" style:list-style-name="L2">
      <style:text-properties officeooo:rsid="0003bfea" officeooo:paragraph-rsid="0005948c"/>
    </style:style>
    <style:style style:name="P9" style:family="paragraph" style:parent-style-name="Standard" style:list-style-name="L2">
      <style:text-properties officeooo:rsid="00063e75" officeooo:paragraph-rsid="00063e75"/>
    </style:style>
    <style:style style:name="P10" style:family="paragraph" style:parent-style-name="Standard" style:list-style-name="L2">
      <style:text-properties officeooo:rsid="00133b15" officeooo:paragraph-rsid="00080fac"/>
    </style:style>
    <style:style style:name="P11" style:family="paragraph" style:parent-style-name="Standard" style:list-style-name="L2">
      <style:text-properties officeooo:rsid="000b73f6" officeooo:paragraph-rsid="000b73f6"/>
    </style:style>
    <style:style style:name="P12" style:family="paragraph" style:parent-style-name="Standard" style:list-style-name="L2">
      <style:text-properties officeooo:rsid="000d0c37" officeooo:paragraph-rsid="000d0c37"/>
    </style:style>
    <style:style style:name="P13" style:family="paragraph" style:parent-style-name="Standard" style:list-style-name="L2">
      <style:text-properties officeooo:rsid="000d3ebe" officeooo:paragraph-rsid="000d3ebe"/>
    </style:style>
    <style:style style:name="T1" style:family="text">
      <style:text-properties officeooo:rsid="0009d981"/>
    </style:style>
    <style:style style:name="T2" style:family="text">
      <style:text-properties officeooo:rsid="000b73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SE Projekttreffen 20.11.22</text:p>
      <text:p text:style-name="P1">Phase: Pflichtenheft</text:p>
      <text:p text:style-name="P1">Anwesend: alle</text:p>
      <text:p text:style-name="P1">Protokoll: Aaron<text:tab/></text:p>
      <text:p text:style-name="P1">Beginn: 17:30</text:p>
      <text:p text:style-name="P1">Ende: 18:20</text:p>
      <text:p text:style-name="P1"/>
      <text:p text:style-name="P2">Festlegungen:</text:p>
      <text:list xml:id="list1859908221" text:style-name="L1">
        <text:list-item>
          <text:p text:style-name="P5">wir nehmen View als Frontend-Framework</text:p>
        </text:list-item>
      </text:list>
      <text:p text:style-name="P1"/>
      <text:p text:style-name="P2">ToDo:</text:p>
      <text:list xml:id="list4282276471" text:style-name="L2">
        <text:list-item>
          <text:p text:style-name="P11">alles korrekturlesen, Kleinigkeiten eigenständig verbessern (alle)</text:p>
        </text:list-item>
        <text:list-item>
          <text:p text:style-name="P7">Testfallszenarien <text:span text:style-name="T2">mit Vor-/Nachbedingungen (Florian und alle)</text:span></text:p>
        </text:list-item>
        <text:list-item>
          <text:p text:style-name="P12">Aktivitätsdiagramme (Luka)</text:p>
        </text:list-item>
        <text:list-item>
          <text:p text:style-name="P7">Übersicht <text:span text:style-name="T2">(David)</text:span> </text:p>
        </text:list-item>
        <text:list-item>
          <text:p text:style-name="P6">Klasse durch Kurs ersetzen <text:span text:style-name="T1">(</text:span>Aaron<text:span text:style-name="T1">)</text:span></text:p>
          <text:p text:style-name="P8"/>
        </text:list-item>
      </text:list>
      <text:p text:style-name="P3">Dienstag besprechen</text:p>
      <text:list xml:id="list181933228564110" text:continue-numbering="true" text:style-name="L2">
        <text:list-item>
          <text:p text:style-name="P7">Benutzerdaten hardcoden oder Registrierfunktion?</text:p>
        </text:list-item>
        <text:list-item>
          <text:p text:style-name="P13">Wie ausführlich die Vor-/Nachbedingungen? Welches Pflichtenheft als Beispiel nehmen?</text:p>
        </text:list-item>
        <text:list-item>
          <text:p text:style-name="P9">Wie vorläufig abgeben?</text:p>
        </text:list-item>
        <text:list-item>
          <text:p text:style-name="P10">Safari weglassen ok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7:40:18.863711191</meta:creation-date>
    <dc:date>2022-11-20T18:19:32.184212434</dc:date>
    <meta:editing-duration>PT7M2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73" meta:character-count="567" meta:non-whitespace-character-count="522"/>
  </office:meta>
</office:document-meta>
</file>